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2C5DB1CD7CF04DD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913cm, 2.883cm, 12.281cm, 4.73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29cm" svg:height="20.999cm" svg:x="0.992cm" svg:y="2.392cm">
          <draw:image xlink:href="Pictures/10000000000005E8000007E02C5DB1CD7CF04DD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5T13:20:00.266839479</dc:date>
    <meta:editing-duration>PT3M37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